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ngXian Light" svg:font-family="DengXian Light" style:font-family-generic="roman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modern" style:font-pitch="fixed" svg:panose-1="2 1 6 0 3 1 1 1 1 1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NOTE : PLEASE USE mboxV4.c and victim12.c version</text:p>
      <text:p text:style-name="Standard">This Version Only for THREE Machines and Has Redirect Feature.</text:p>
      <text:p text:style-name="Standard"/>
      <text:p text:style-name="Standard">1. Receiver: 192.168.2.253</text:p>
      <text:p text:style-name="Standard"/>
      <text:p text:style-name="Standard"/>
      <text:p text:style-name="Standard">STEP1:</text:p>
      <text:p text:style-name="Standard">sudo ip route del 192.168.2.0/24<text:s/>dev eth0</text:p>
      <text:p text:style-name="Standard">sudo ip route add 192.168.2.0/24 dev eth0 advmss 1300</text:p>
      <text:p text:style-name="Standard"/>
      <text:p text:style-name="Standard">haojin@ubuntu:~$ netstat -rn</text:p>
      <text:p text:style-name="Standard">Kernel IP routing table</text:p>
      <text:p text:style-name="Standard">Destination <text:s text:c="4"/>Gateway <text:s text:c="8"/>Genmask <text:s text:c="8"/>Flags <text:s text:c="2"/>MSS Window <text:s/>irtt Iface</text:p>
      <text:p text:style-name="Standard">0.0.0.0 <text:s text:c="8"/>192.168.2.252 <text:s text:c="2"/>0.0.0.0 <text:s text:c="8"/>UG <text:s text:c="5"/><text:s text:c="2"/>0 0 <text:s text:c="9"/>0 eth0</text:p>
      <text:p text:style-name="Standard">192.168.2.0 <text:s text:c="4"/>0.0.0.0 <text:s text:c="8"/>255.255.255.0 <text:s text:c="2"/>U <text:s text:c="5"/>1340 0 <text:s text:c="9"/>0 eth0</text:p>
      <text:p text:style-name="Standard"/>
      <text:p text:style-name="Standard">STEP2: shutdown tso gso gro off</text:p>
      <text:p text:style-name="Standard">sudo ethtool -K eth0 tso off</text:p>
      <text:p text:style-name="Standard">sudo ethtool -K eth0 gso off</text:p>
      <text:p text:style-name="Standard">sudo ethtool -K eth0 gro off</text:p>
      <text:p text:style-name="Standard"/>
      <text:p text:style-name="Standard">haojin@ubuntu:~$ sudo ethtool -k<text:s/>eth0</text:p>
      <text:p text:style-name="Standard">Features for eth0:</text:p>
      <text:p text:style-name="Standard">rx-checksumming: on</text:p>
      <text:p text:style-name="Standard">tx-checksumming: on</text:p>
      <text:p text:style-name="Standard"><text:tab/>tx-checksum-ipv4: off [fixed]</text:p>
      <text:p text:style-name="Standard"><text:tab/>tx-checksum-ip-generic: on</text:p>
      <text:p text:style-name="Standard"><text:tab/>tx-checksum-ipv6: off [fixed]</text:p>
      <text:p text:style-name="Standard"><text:tab/>tx-checksum-fcoe-crc: off [fixed]</text:p>
      <text:p text:style-name="Standard"><text:tab/>tx-checksum-sctp: off [fixed]</text:p>
      <text:p text:style-name="Standard">scatter-gather: on</text:p>
      <text:p text:style-name="Standard"><text:tab/>tx-scatter-gather: on</text:p>
      <text:p text:style-name="Standard"><text:tab/>tx-scatter-gather-fraglist: off [fixed]</text:p>
      <text:p text:style-name="Standard">tcp-segmentation-offload: off</text:p>
      <text:p text:style-name="Standard"><text:tab/>tx-tcp-segmentation: off</text:p>
      <text:p text:style-name="Standard"><text:tab/>tx-tcp-ecn-segmentation: off [fixed]</text:p>
      <text:p text:style-name="Standard"><text:tab/>tx-tcp6-segmentation: off</text:p>
      <text:p text:style-name="Standard">udp-fragmentation-offload: off [fixed]</text:p>
      <text:p text:style-name="Standard">generic-segmentation-offload: off</text:p>
      <text:p text:style-name="Standard">generic-receive-offload: off</text:p>
      <text:p text:style-name="Standard">large-receive-offload: off [fixed]</text:p>
      <text:p text:style-name="Standard">rx-vlan-offload: on</text:p>
      <text:p text:style-name="Standard">tx-vlan-offload: on</text:p>
      <text:p text:style-name="Standard">ntuple-filters: off [fixed]</text:p>
      <text:p text:style-name="Standard">receive-hashing: on</text:p>
      <text:p text:style-name="Standard">highdma: on [fixed]</text:p>
      <text:p text:style-name="Standard">rx-vlan-filter: off [fixed]</text:p>
      <text:p text:style-name="Standard">vlan-challenged: off [fixed]</text:p>
      <text:p text:style-name="Standard">tx-lockless: off [fixed]</text:p>
      <text:soft-page-break/>
      <text:p text:style-name="Standard">netns-local: off [fixed]</text:p>
      <text:p text:style-name="Standard">tx-gso-robust: off [fixed]</text:p>
      <text:p text:style-name="Standard">tx-fcoe-segmentation: off [fixed]</text:p>
      <text:p text:style-name="Standard">tx-gre-segmentation: off [fixed]</text:p>
      <text:p text:style-name="Standard">tx-ipip-segmentation: off [fixed]</text:p>
      <text:p text:style-name="Standard">tx-sit-segmentation: off [fixed]</text:p>
      <text:p text:style-name="Standard">tx-udp_tnl-segmentation: off [fixed]</text:p>
      <text:p text:style-name="Standard">tx-mpls-segmentation: off [fixed]</text:p>
      <text:p text:style-name="Standard">fcoe-mtu: off [fixed]</text:p>
      <text:p text:style-name="Standard">tx-nocache-copy: off</text:p>
      <text:p text:style-name="Standard">loopback: off [fixed]</text:p>
      <text:p text:style-name="Standard">rx-fcs: off</text:p>
      <text:p text:style-name="Standard">rx-all: off</text:p>
      <text:p text:style-name="Standard">tx-vlan-stag-hw-insert: off [fixed]</text:p>
      <text:p text:style-name="Standard">rx-vlan-stag-hw-parse: off [fixed]</text:p>
      <text:p text:style-name="Standard">rx-vlan-stag-filter: off [fixed]</text:p>
      <text:p text:style-name="Standard">l2-fwd-offload: off<text:s/>[fixed]</text:p>
      <text:p text:style-name="Standard">busy-poll: off [fixed]</text:p>
      <text:p text:style-name="Standard"/>
      <text:p text:style-name="Standard"/>
      <text:p text:style-name="Standard">2. Mbox:</text:p>
      <text:p text:style-name="Standard">Dual network card:</text:p>
      <text:p text:style-name="Standard">One is : 192.168.1.174</text:p>
      <text:p text:style-name="Standard">The other is : 192.168.2.252</text:p>
      <text:p text:style-name="Standard"/>
      <text:p text:style-name="Standard">STEP1: shutdown tso gso gro off</text:p>
      <text:p text:style-name="Standard">sudo ethtool -K eth0 tso off</text:p>
      <text:p text:style-name="Standard">sudo ethtool -K eth0 gso off</text:p>
      <text:p text:style-name="Standard">sudo ethtool -K eth0 gro off</text:p>
      <text:p text:style-name="Standard"/>
      <text:p text:style-name="Standard">wlan0 ethtool<text:s/>information</text:p>
      <text:p text:style-name="Standard">haojin@haojin-NUC1:~$ sudo ethtool -k wlan0</text:p>
      <text:p text:style-name="Standard">Features for wlan0:</text:p>
      <text:p text:style-name="Standard">rx-checksumming: off [fixed]</text:p>
      <text:p text:style-name="Standard">tx-checksumming: off</text:p>
      <text:p text:style-name="Standard"><text:tab/>tx-checksum-ipv4: off [fixed]</text:p>
      <text:p text:style-name="Standard"><text:tab/>tx-checksum-ip-generic: off [fixed]</text:p>
      <text:p text:style-name="Standard"><text:tab/>tx-checksum-ipv6: off [fixed]</text:p>
      <text:p text:style-name="Standard"><text:tab/>tx-checksum-fcoe-crc: off [fixed]</text:p>
      <text:p text:style-name="Standard"><text:tab/>tx-checksum-sctp: off [fixed]</text:p>
      <text:p text:style-name="Standard">scatter-gather: off</text:p>
      <text:p text:style-name="Standard"><text:tab/>tx-scatter-gather: off [fixed]</text:p>
      <text:p text:style-name="Standard"><text:tab/>tx-scatter-gather-fraglist: off [fixed]</text:p>
      <text:p text:style-name="Standard">tcp-segmentation-offload: off</text:p>
      <text:p text:style-name="Standard"><text:tab/>tx-tcp-segmentation: off [fixed]</text:p>
      <text:p text:style-name="Standard"><text:tab/>tx-tcp-ecn-segmentation: off [fixed]</text:p>
      <text:p text:style-name="Standard"><text:tab/>tx-tcp6-segmentation: off [fixed]</text:p>
      <text:p text:style-name="Standard">udp-fragmentation-offload: off [fixed]</text:p>
      <text:p text:style-name="Standard">generic-segmentation-offload: off</text:p>
      <text:soft-page-break/>
      <text:p text:style-name="Standard">generic-receive-offload: off</text:p>
      <text:p text:style-name="Standard">large-receive-offload: off [fixed]</text:p>
      <text:p text:style-name="Standard">rx-vlan-offload: off [fixed]</text:p>
      <text:p text:style-name="Standard">tx-vlan-offload: off [fixed]</text:p>
      <text:p text:style-name="Standard">ntuple-filters: off [fixed]</text:p>
      <text:p text:style-name="Standard">receive-hashing: off [fixed]</text:p>
      <text:p text:style-name="Standard">highdma: off [fixed]</text:p>
      <text:p text:style-name="Standard">rx-vlan-filter: off [fixed]</text:p>
      <text:p text:style-name="Standard">vlan-challenged: off [fixed]</text:p>
      <text:p text:style-name="Standard">tx-lockless: off [fixed]</text:p>
      <text:p text:style-name="Standard">netns-local: on [fixed]</text:p>
      <text:p text:style-name="Standard">tx-gso-robust: off [fixed]</text:p>
      <text:p text:style-name="Standard">tx-fcoe-segmentation: off [fixed]</text:p>
      <text:p text:style-name="Standard">tx-gre-segmentation: off [fixed]</text:p>
      <text:p text:style-name="Standard">tx-ipip-segmentation: off [fixed]</text:p>
      <text:p text:style-name="Standard">tx-sit-segmentation: off [fixed]</text:p>
      <text:p text:style-name="Standard">tx-udp_tnl-segmentation: off [fixed]</text:p>
      <text:p text:style-name="Standard">tx-mpls-segmentation: off [fixed]</text:p>
      <text:p text:style-name="Standard">fcoe-mtu: off [fixed]</text:p>
      <text:p text:style-name="Standard">tx-nocache-copy: off</text:p>
      <text:p text:style-name="Standard">loopback: off [fixed]</text:p>
      <text:p text:style-name="Standard">rx-fcs: off [fixed]</text:p>
      <text:p text:style-name="Standard">rx-all: off [fixed]</text:p>
      <text:p text:style-name="Standard">tx-vlan-stag-hw-insert: off [fixed]</text:p>
      <text:p text:style-name="Standard">rx-vlan-stag-hw-parse: off [fixed]</text:p>
      <text:p text:style-name="Standard">rx-vlan-stag-filter: off [fixed]</text:p>
      <text:p text:style-name="Standard">l2-fwd-offload: off [fixed]</text:p>
      <text:p text:style-name="Standard"/>
      <text:p text:style-name="Standard">eth0 ethtool information</text:p>
      <text:p text:style-name="Standard">haojin@haojin-NUC1:~$ sudo ethtool -k eth0</text:p>
      <text:p text:style-name="Standard">Features for eth0:</text:p>
      <text:p text:style-name="Standard">rx-checksumming: on</text:p>
      <text:p text:style-name="Standard">tx-checksumming: on</text:p>
      <text:p text:style-name="Standard"><text:tab/>tx-checksum-ipv4: off [fixed]</text:p>
      <text:p text:style-name="Standard"><text:tab/>tx-checksum-ip-generic: on</text:p>
      <text:p text:style-name="Standard"><text:tab/>tx-checksum-ipv6: off [fixed]</text:p>
      <text:p text:style-name="Standard"><text:tab/>tx-checksum-fcoe-crc: off [fixed]</text:p>
      <text:p text:style-name="Standard"><text:tab/>tx-checksum-sctp: off [fixed]</text:p>
      <text:p text:style-name="Standard">scatter-gather: on</text:p>
      <text:p text:style-name="Standard"><text:tab/>tx-scatter-gather: on</text:p>
      <text:p text:style-name="Standard"><text:tab/>tx-scatter-gather-fraglist: off [fixed]</text:p>
      <text:p text:style-name="Standard">tcp-segmentation-offload: off</text:p>
      <text:p text:style-name="Standard"><text:tab/>tx-tcp-segmentation: off</text:p>
      <text:p text:style-name="Standard"><text:tab/>tx-tcp-ecn-segmentation: off [fixed]</text:p>
      <text:p text:style-name="Standard"><text:tab/>tx-tcp6-segmentation: off</text:p>
      <text:p text:style-name="Standard">udp-fragmentation-offload: off [fixed]</text:p>
      <text:p text:style-name="Standard">generic-segmentation-offload: off</text:p>
      <text:p text:style-name="Standard">generic-receive-offload: off</text:p>
      <text:p text:style-name="Standard">large-receive-offload: off [fixed]</text:p>
      <text:soft-page-break/>
      <text:p text:style-name="Standard">rx-vlan-offload: on</text:p>
      <text:p text:style-name="Standard">tx-vlan-offload: on</text:p>
      <text:p text:style-name="Standard">ntuple-filters: off [fixed]</text:p>
      <text:p text:style-name="Standard">receive-hashing: on</text:p>
      <text:p text:style-name="Standard">highdma: on [fixed]</text:p>
      <text:p text:style-name="Standard">rx-vlan-filter: off [fixed]</text:p>
      <text:p text:style-name="Standard">vlan-challenged: off [fixed]</text:p>
      <text:p text:style-name="Standard">tx-lockless: off [fixed]</text:p>
      <text:p text:style-name="Standard">netns-local: off [fixed]</text:p>
      <text:p text:style-name="Standard">tx-gso-robust: off [fixed]</text:p>
      <text:p text:style-name="Standard">tx-fcoe-segmentation: off [fixed]</text:p>
      <text:p text:style-name="Standard">tx-gre-segmentation: off [fixed]</text:p>
      <text:p text:style-name="Standard">tx-ipip-segmentation: off [fixed]</text:p>
      <text:p text:style-name="Standard">tx-sit-segmentation: off [fixed]</text:p>
      <text:p text:style-name="Standard">tx-udp_tnl-segmentation: off [fixed]</text:p>
      <text:p text:style-name="Standard">tx-mpls-segmentation: off [fixed]</text:p>
      <text:p text:style-name="Standard">fcoe-mtu: off [fixed]</text:p>
      <text:p text:style-name="Standard">tx-nocache-copy: on</text:p>
      <text:p text:style-name="Standard">loopback: off [fixed]</text:p>
      <text:p text:style-name="Standard">rx-fcs: off</text:p>
      <text:p text:style-name="Standard">rx-all: off</text:p>
      <text:p text:style-name="Standard">tx-vlan-stag-hw-insert: off [fixed]</text:p>
      <text:p text:style-name="Standard">rx-vlan-stag-hw-parse: off [fixed]</text:p>
      <text:p text:style-name="Standard">rx-vlan-stag-filter: off [fixed]</text:p>
      <text:p text:style-name="Standard">l2-fwd-offload: off [fixed]</text:p>
      <text:p text:style-name="Standard"/>
      <text:p text:style-name="Standard"/>
      <text:p text:style-name="Standard">DON'T SET ANY MSS SETTING, JUST KEEP CLIENTS<text:s/>SEND RIGHT TCP PACKETS</text:p>
      <text:p text:style-name="Standard"/>
      <text:p text:style-name="Standard">3. Client: 192.168.1.199</text:p>
      <text:p text:style-name="Standard">This is a Virtual machine OS Ubuntu in Vmware Work Station</text:p>
      <text:p text:style-name="Standard">STEP1: shutdown tso gso gro off</text:p>
      <text:p text:style-name="Standard">sudo ethtool -K eth0 tso off</text:p>
      <text:p text:style-name="Standard">sudo ethtool -K eth0 gso off</text:p>
      <text:p text:style-name="Standard">sudo ethtool -K eth0 gro off</text:p>
      <text:p text:style-name="Standard"/>
      <text:p text:style-name="Standard">haojin@ubuntu:~/police-master/sender$ sudo ethtool -k eth0</text:p>
      <text:p text:style-name="Standard">[sudo] password for haojin:<text:s/></text:p>
      <text:p text:style-name="Standard">Features for eth0:</text:p>
      <text:p text:style-name="Standard">rx-checksumming: off</text:p>
      <text:p text:style-name="Standard">tx-checksumming: off</text:p>
      <text:p text:style-name="Standard"><text:tab/>tx-checksum-ipv4: off [fixed]</text:p>
      <text:p text:style-name="Standard"><text:tab/>tx-checksum-ip-generic: off</text:p>
      <text:p text:style-name="Standard"><text:tab/>tx-checksum-ipv6: off [fixed]</text:p>
      <text:p text:style-name="Standard"><text:tab/>tx-checksum-fcoe-crc: off [fixed]</text:p>
      <text:p text:style-name="Standard"><text:tab/>tx-checksum-sctp: off [fixed]</text:p>
      <text:p text:style-name="Standard">scatter-gather: on</text:p>
      <text:p text:style-name="Standard"><text:tab/>tx-scatter-gather: on</text:p>
      <text:p text:style-name="Standard"><text:tab/>tx-scatter-gather-fraglist: off [fixed]</text:p>
      <text:soft-page-break/>
      <text:p text:style-name="Standard">tcp-segmentation-offload: off</text:p>
      <text:p text:style-name="Standard"><text:tab/>tx-tcp-segmentation: off</text:p>
      <text:p text:style-name="Standard"><text:tab/>tx-tcp-ecn-segmentation: off [fixed]</text:p>
      <text:p text:style-name="Standard"><text:tab/>tx-tcp6-segmentation: off [fixed]</text:p>
      <text:p text:style-name="Standard">udp-fragmentation-offload: off [fixed]</text:p>
      <text:p text:style-name="Standard">generic-segmentation-offload: off</text:p>
      <text:p text:style-name="Standard">generic-receive-offload: on</text:p>
      <text:p text:style-name="Standard">large-receive-offload: off [fixed]</text:p>
      <text:p text:style-name="Standard">rx-vlan-offload: on</text:p>
      <text:p text:style-name="Standard">tx-vlan-offload: on [fixed]</text:p>
      <text:p text:style-name="Standard">ntuple-filters: off [fixed]</text:p>
      <text:p text:style-name="Standard">receive-hashing: off [fixed]</text:p>
      <text:p text:style-name="Standard">highdma: off [fixed]</text:p>
      <text:p text:style-name="Standard">rx-vlan-filter: on [fixed]</text:p>
      <text:p text:style-name="Standard">vlan-challenged: off [fixed]</text:p>
      <text:p text:style-name="Standard">tx-lockless: off [fixed]</text:p>
      <text:p text:style-name="Standard">netns-local: off [fixed]</text:p>
      <text:p text:style-name="Standard">tx-gso-robust: off [fixed]</text:p>
      <text:p text:style-name="Standard">tx-fcoe-segmentation: off [fixed]</text:p>
      <text:p text:style-name="Standard">tx-gre-segmentation: off [fixed]</text:p>
      <text:p text:style-name="Standard">tx-ipip-segmentation: off [fixed]</text:p>
      <text:p text:style-name="Standard">tx-sit-segmentation: off [fixed]</text:p>
      <text:p text:style-name="Standard">tx-udp_tnl-segmentation: off [fixed]</text:p>
      <text:p text:style-name="Standard">tx-mpls-segmentation: off [fixed]</text:p>
      <text:p text:style-name="Standard">fcoe-mtu: off [fixed]</text:p>
      <text:p text:style-name="Standard">tx-nocache-copy: on</text:p>
      <text:p text:style-name="Standard">loopback: off [fixed]</text:p>
      <text:p text:style-name="Standard">rx-fcs: off</text:p>
      <text:p text:style-name="Standard">rx-all: off</text:p>
      <text:p text:style-name="Standard">tx-vlan-stag-hw-insert: off [fixed]</text:p>
      <text:p text:style-name="Standard">rx-vlan-stag-hw-parse: off [fixed]</text:p>
      <text:p text:style-name="Standard">rx-vlan-stag-filter: off [fixed]</text:p>
      <text:p text:style-name="Standard">l2-fwd-offload: off [fixed]</text:p>
      <text:p text:style-name="Standard"/>
      <text:p text:style-name="Standard"/>
      <text:p text:style-name="Standard">STEP2: Add one static route, ping receiver is OK</text:p>
      <text:p text:style-name="Standard">sudo route add -net 192.168.2.0/24 gw 192.168.1.174</text:p>
      <text:p text:style-name="Standard"/>
      <text:p text:style-name="Standard">haojin@ubuntu:~/police-master/sender$ netstat -rn</text:p>
      <text:p text:style-name="Standard">Kernel IP routing table</text:p>
      <text:p text:style-name="Standard">Destination <text:s text:c="4"/>Gateway <text:s text:c="8"/>Genmask <text:s text:c="8"/>Flags <text:s text:c="2"/>MSS Window <text:s/>irtt Iface</text:p>
      <text:p text:style-name="Standard">0.0.0.0 <text:s text:c="8"/>192.168.1.1 <text:s text:c="4"/>0.0.0.0 <text:s text:c="8"/>UG <text:s text:c="7"/>0 0 <text:s text:c="9"/>0 eth0</text:p>
      <text:p text:style-name="Standard">192.168.1.0 <text:s text:c="4"/>0.0.0.0 <text:s text:c="8"/>255.255.255.0 <text:s text:c="2"/>U <text:s text:c="8"/>0 0 <text:s text:c="9"/>0 eth0</text:p>
      <text:p text:style-name="Standard">192.168.2.0 <text:s text:c="4"/>192.168.1.174 <text:s text:c="2"/>255.255.255.0 <text:s text:c="2"/>UG <text:s text:c="7"/>0 0 <text:s text:c="9"/>0 eth0</text:p>
      <text:p text:style-name="Standard">192.168.122.0 <text:s text:c="2"/>0.0.0.0 <text:s text:c="8"/>255.255.255.0 <text:s text:c="2"/>U <text:s text:c="8"/>0 0 <text:s text:c="9"/>0 virbr0</text:p>
      <text:p text:style-name="Standard"/>
      <text:p text:style-name="Standard"/>
      <text:p text:style-name="Standard"/>
      <text:p text:style-name="Standard"><text:s text:c="2"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" svg:font-family="Droid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ngXian Light" svg:font-family="DengXian Light" style:font-family-generic="roman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modern" style:font-pitch="fixed" svg:panose-1="2 1 6 0 3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ao JIN</dc:creator>
    <meta:creation-date>2016-11-22T01:15:00Z</meta:creation-date>
    <dc:date>2016-11-22T10:55:00Z</dc:date>
    <meta:template xlink:href="Normal" xlink:type="simple"/>
    <meta:editing-cycles>8</meta:editing-cycles>
    <meta:editing-duration>PT480S</meta:editing-duration>
    <meta:document-statistic meta:page-count="6" meta:paragraph-count="13" meta:word-count="1046" meta:character-count="7000" meta:row-count="49" meta:non-whitespace-character-count="5967"/>
  </office:meta>
</office:document-meta>
</file>